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1fc3d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f8f9" officeooo:paragraph-rsid="001fc3d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2989a" officeooo:paragraph-rsid="001fc3d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97e5" officeooo:paragraph-rsid="001fc3d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4e381" officeooo:paragraph-rsid="001fc3d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66714b" officeooo:paragraph-rsid="001fc3d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135cb70" officeooo:paragraph-rsid="001fc3d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officeooo:rsid="007a38fd" officeooo:paragraph-rsid="001fc3d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497e5" officeooo:paragraph-rsid="001fc3d1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ac2db" officeooo:paragraph-rsid="001fc3d1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7a38fd" officeooo:paragraph-rsid="001fc3d1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officeooo:rsid="0066f8f9" officeooo:paragraph-rsid="001fc3d1" style:font-size-asian="12pt" style:font-style-asian="italic" style:font-size-complex="12pt" style:font-style-complex="italic"/>
    </style:style>
    <style:style style:name="T1" style:family="text">
      <style:text-properties officeooo:rsid="013288e5"/>
    </style:style>
    <style:style style:name="T2" style:family="text">
      <style:text-properties officeooo:rsid="034a5473"/>
    </style:style>
    <style:style style:name="T3" style:family="text">
      <style:text-properties officeooo:rsid="01952f60"/>
    </style:style>
    <style:style style:name="T4" style:family="text">
      <style:text-properties officeooo:rsid="01971a5b"/>
    </style:style>
    <style:style style:name="T5" style:family="text">
      <style:text-properties officeooo:rsid="00695d85"/>
    </style:style>
    <style:style style:name="T6" style:family="text">
      <style:text-properties officeooo:rsid="0133bdc9"/>
    </style:style>
    <style:style style:name="T7" style:family="text">
      <style:text-properties officeooo:rsid="007a38fd"/>
    </style:style>
    <style:style style:name="T8" style:family="text">
      <style:text-properties officeooo:rsid="0066f8f9"/>
    </style:style>
    <style:style style:name="T9" style:family="text">
      <style:text-properties officeooo:rsid="0135cb70"/>
    </style:style>
    <style:style style:name="T10" style:family="text">
      <style:text-properties officeooo:rsid="0067f5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Не то, чтобы я особо кайфовал от водки, или самогона, нет; на безоглядное питиё меня толкало моё общественное положение и мнение общества обо мне.</text:p>
      <text:p text:style-name="P4"/>
      <text:p text:style-name="P9"><text:span text:style-name="T1">(...м</text:span>ы пленника мнения о нас. </text:p>
      <text:p text:style-name="P10">Если мне скажут, что кто-то стал алкашом оттого, что noblesse oblige — я поверю...)</text:p>
      <text:p text:style-name="P9"/>
      <text:p text:style-name="P4">Например, один филфаковский студент и пара-другая <text:span text:style-name="T2">его однокурсниц</text:span> забрели на ферму. </text:p>
      <text:p text:style-name="P4">Там стоял бык в стойле, прикованный железной цепью. </text:p>
      <text:p text:style-name="P4">Парень подбросил быку клок сена от коровы из соседнего стойла. </text:p>
      <text:p text:style-name="P4">Бык, унюхав коровий дух, начал яриться, реветь и возбуждаться.</text:p>
      <text:p text:style-name="P4">Я всего лишь проходил мимо — и всё!</text:p>
      <text:p text:style-name="P4">В вечерней сводке новостей в столовой обсуждают как Огольцов водил девушек филфака на экскурсию — показывал бычий член.</text:p>
      <text:p text:style-name="P4">«Имидж» <text:s/>— <text:s/>страшная сила и никому <text:span text:style-name="T3">ничем </text:span>не докажешь, что, при моём трепетном отношении к девушкам, я им даже и не подмигиваю.</text:p>
      <text:p text:style-name="P4"/>
      <text:p text:style-name="P4">Ознакомившись с Большевистскими условиями <text:s/>труда и быта, я, для начала, уехал в Конотоп.</text:p>
      <text:p text:style-name="P4">Во-первых, сменить промокшие кеды, и потом, в Конотопе меня тоже ждала страда уборки урожая.</text:p>
      <text:p text:style-name="P4">Ещё в августе мы с Лялькой совершили пару краеведческих обходов <text:span text:style-name="T3">по </text:span>уголк<text:span text:style-name="T3">ам</text:span> города <text:span text:style-name="T3">удалённым от </text:span>его основных магистрал<text:span text:style-name="T3">ей</text:span>. </text:p>
      <text:p text:style-name="P5">В тихих, немноголюдных улочках провели мы учёт небольших, но пышных плантаций конопли, приветливо колыхавшей нам из-за заборов мягкими абрисами ветвей с вызревающими головками.</text:p>
      <text:p text:style-name="P5">Гидом был он, а я экскурсантом, восхищённым трудолюбием конотопчан, заботливо возделывающих свои приусадебные участки.</text:p>
      <text:p text:style-name="P5">Пришла пора помочь им в сборе урожая.</text:p>
      <text:p text:style-name="P5"/>
      <text:p text:style-name="P5">Конечно, не везде дожидались моей бескорыстной шефской помощи, но нашлись и несжатые нивки.</text:p>
      <text:p text:style-name="P5">Я был благородный грабитель, с понятиями о справедливости, не уносил больше двух деревцев с одной плантации; да и этих попробуй допри.</text:p>
      <text:p text:style-name="P5">Куда?</text:p>
      <text:p text:style-name="P5">В ближайший закоулок поглуше для хищнической переработки. </text:p>
      <text:p text:style-name="P5">То есть выход конечного продукта составлял какие-нибудь 10% от того, что можно получить с такого <text:span text:style-name="T3">же </text:span>количества сырья при взвешенном сбалансированном подходе.</text:p>
      <text:p text:style-name="P5">Элементарная безграмотность и больше ничего.</text:p>
      <text:p text:style-name="P5"/>
      <text:p text:style-name="P5">После трудовых ночных бдений в Конотопе, мне уже было с чем окунуться в трудовые будни Большевика.</text:p>
      <text:p text:style-name="P5">Когда в первый, по<text:span text:style-name="T3">сле </text:span><text:s/>возвращени<text:span text:style-name="T3">я,</text:span> вечер я вдумчиво настраивал гитару — ...оставь без надзора, бренчат <text:s/>кто попало, хорошо хоть струны не порвали... — в общую спальню зашли два местных хлопца.</text:p>
      <text:p text:style-name="P5">Они объявили о своём желании поиграть в биллиард.</text:p>
      <text:p text:style-name="P5">Из любопытства — как можно играть такими шарами? <text:s/>— <text:s/>я свернул свой матрас и переложил его на стул под стенкой.</text:p>
      <text:p text:style-name="P5">Да, никак не можно. Мало того, что выщербленные шары движутся вприпрыжку, так ещё сама припрыжка выбирает куда ей прыгать. </text:p>
      <text:p text:style-name="P6">Полная хаотичность исключает всякое эстетическое удовольствие от этой строго выверенной <text:soft-page-break/>игры.</text:p>
      <text:p text:style-name="P6">Когда им тоже это дошло, они представились как два брата из соседнего села. </text:p>
      <text:p text:style-name="P6">Особого ажиотажа среди сидящих на нарах студентов это не вызвало и братья покинули спальню.</text:p>
      <text:p text:style-name="P6">Старший из них, Стёпа, на следующий день во время обеда вызвал меня из столовой и, в знак признательности за понимание, проявленное мно<text:span text:style-name="T2">ю</text:span> накануне, пригласил <text:s/>прокатиться в его село. Туда мы и поехали на его «<text:span text:style-name="T1">я</text:span>ве».</text:p>
      <text:p text:style-name="P6">Стёпа остановил перед добротно обустроенным подворьем и попросил меня изображать перед его родителями будто я служил вместе с ним в Германии, вместе и демобилизовались, а теперь случайно встретились.</text:p>
      <text:p text:style-name="P6">Родители Стёпы обрадовались такому нечаянному совпадению и накрыли стол для боевых сослуживцев.</text:p>
      <text:p text:style-name="P6">После второго стакана, вжившись в роль, я спросил Стёпу — помнит ли он немку <text:s/>Эльзу, блондинку-официантку из гаштета за углом?</text:p>
      <text:p text:style-name="P6">Стёпа опешил и начал внимательно ко мне приглядываться — вдруг мы и впрямь спали в соседних кубриках?</text:p>
      <text:p text:style-name="P6">День спустя мы со Стёпой пошли <text:span text:style-name="T3">с</text:span> визит<text:span text:style-name="T3">ами к</text:span> девушкам-студенткам, вернувшимся после ужина <text:span text:style-name="T3">в</text:span> свои комнат<text:span text:style-name="T3">ы</text:span>.</text:p>
      <text:p text:style-name="P6">Он тормознулся где-то среди моих однокурсниц, но я, понимая полную, для меня, бесперспективность <text:span text:style-name="T4">общения с</text:span> данн<text:span text:style-name="T4">ым</text:span> контингент<text:span text:style-name="T4">ом</text:span>, <text:span text:style-name="T4">уже в одиночку, </text:span>прошёл по комнатам следующего общежития, до самой крайней налево на втором этаже.</text:p>
      <text:p text:style-name="P6">Её занимали филфаковки: Оля, <text:span text:style-name="T5">Аня</text:span>, Вера и Ира, с которыми мне очень приятно было познакомиться. </text:p>
      <text:p text:style-name="P6">Ну, а им ничего другого тоже не оставалось — без танцплощадок, кинотеатров и даже телевизора поблизости.</text:p>
      <text:p text:style-name="P6"/>
      <text:p text:style-name="P2">Оля, невысокая задорная девушка в короткой стрижке волнистых жёлтых волос, спросила: где же моя визитная карточка — гитара?</text:p>
      <text:p text:style-name="P2">Я без проблем принёс её из клуба, спел что-то сентиментально-романтичное и отдал гитару Оле, которой вдруг очень захотелось научиться, а сам сел на койку молчаливой Иры и завёл пустопорожни<text:span text:style-name="T1">й</text:span> разговор, в котором не важно о чем, а лишь бы слушать голос и прослеживать смену выражений лица и движение глаз.</text:p>
      <text:p text:style-name="P2">Не помню в этот, или на следующий вечер мы вышли с ней из общежития — недалеко; до фонаря на столбе между двумя зданиями, и у меня случилось то, что индейцы Северной Америки называют «vision».</text:p>
      <text:p text:style-name="P2">Я увидел бескрайне чёрную украинскую ночь; она обступала <text:span text:style-name="T6">нас </text:span>со всех сторон и где-то по краям своим уже гудела осенними холодами. </text:p>
      <text:p text:style-name="P2">Единственным светлым пятном, не считая фонаря, было это лицо напротив, <text:span text:style-name="T4">и </text:span>уже улыбающееся, от <text:span text:style-name="T6">которого</text:span> расходились тонкие частые лучики, как бывает, если <text:span text:style-name="T2">прижмурился</text:span> не до конца. <text:s/></text:p>
      <text:p text:style-name="P2">Но я совсем не жмурился, а <text:span text:style-name="T7">просто</text:span> изумлялся до чего красиво оно, это непривычное к улыбками лицо. </text:p>
      <text:p text:style-name="P7">А <text:span text:style-name="T8">«vision» </text:span>состояло в том, что всё это я видел как-то со стороны — и даже себя, но посреди плотной темноты, <text:span text:style-name="T4">а </text:span>в самом центре, небывалая, невероятная красота — её лицо.</text:p>
      <text:p text:style-name="P8">Словно круг света в обступившей нас тьме. Спасательный круг, что поможет выстоять <text:s/><text:span text:style-name="T9">против</text:span> <text:s/>гул<text:span text:style-name="T9">а</text:span> на дальнем горизонте и <text:span text:style-name="T4">по</text:span>свист<text:span text:style-name="T9">а</text:span> холодных ветров.</text:p>
      <text:p text:style-name="P8"/>
      <text:p text:style-name="P11"><text:span text:style-name="T9">(...т</text:span>аких возвышенных выражений у меня, конечно, и в мыслях не было, я просто смотрел на её лицо и всё сильней и сильней влюблялся...<text:span text:style-name="T9">)</text:span></text:p>
      <text:p text:style-name="P12"/>
      <text:p text:style-name="P2">На следующий день её не оказалось в столовой на обеде. </text:p>
      <text:p text:style-name="P2">Вера сказала, что Ира сегодня дежурная — убирает комнату.</text:p>
      <text:p text:style-name="P2"><text:soft-page-break/>Когда я подошёл к зданию обветшалого общежития, она вышла на крылечко со шваброй в руках, в коротком халатике.</text:p>
      <text:p text:style-name="P2"/>
      <text:p text:style-name="P12"><text:span text:style-name="T6">(...н</text:span>аиболее широко распространённый способ оценки женской красоты и привлекательности это — замер объёмов.</text:p>
      <text:p text:style-name="P12">Знатоки и ценители начинают прикидывать каков объём груди, бёдер. Гурманы учитывают охват талии...</text:p>
      <text:p text:style-name="P12">Абсолютное дилетантство. Но что возьмёшь со всех этих разновозрастных недорослей-придурков?</text:p>
      <text:p text:style-name="P12">Самая пленительная часть женщины, которой она покорит тебя сразу и навсегда — это её коленки.</text:p>
      <text:p text:style-name="P12">Если при взгляде на них у тебя теплеет на сердце, расправляются плечи, углубляется дыхание; знай — это она, ничего красивее уже не будет.</text:p>
      <text:p text:style-name="P12">Если же такого не случится, ищи дальше — авось повезёт...<text:span text:style-name="T6">)</text:span></text:p>
      <text:p text:style-name="P12"/>
      <text:p text:style-name="P2">Увидав её коленки, я сразу понял, что правильно вскидывал лапки и тупил насчёт размера сапогов, потому что на тропе через кукурузные джунгли под синими джинсами были вот эти <text:span text:style-name="T10">самые </text:span>коленки.</text:p>
      <text:p text:style-name="P2">Ты, конечно же, уже догадалась, что это была твоя м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6:48:40.228340058</meta:creation-date>
    <dc:date>2017-03-02T16:48:45.94792899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9" meta:word-count="990" meta:character-count="6536" meta:non-whitespace-character-count="5560"/>
    <meta:generator>LibreOffice/4.3.3.2$Linux_x86 LibreOffice_project/430m0$Build-2</meta:generator>
  </office:meta>
</office:document-meta>
</file>